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3df" officeooo:paragraph-rsid="0005b3df"/>
    </style:style>
    <style:style style:name="P2" style:family="paragraph" style:parent-style-name="Standard">
      <style:text-properties fo:font-size="26pt" fo:font-weight="bold" officeooo:rsid="0005b3df" officeooo:paragraph-rsid="0005b3df" style:font-size-asian="26pt" style:font-weight-asian="bold" style:font-size-complex="26pt" style:font-weight-complex="bold"/>
    </style:style>
    <style:style style:name="P3" style:family="paragraph" style:parent-style-name="Standard">
      <style:text-properties officeooo:paragraph-rsid="0005b3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rix dfs counting rooms problem cecs</text:p>
      <text:p text:style-name="Standard"><text:tab/></text:p>
      <text:p text:style-name="Standard"><text:a xlink:type="simple" xlink:href="https://cses.fi/problemset/task/1192/" text:style-name="Internet_20_link" text:visited-style-name="Visited_20_Internet_20_Link">https://cses.fi/problemset/task/1192/</text:a></text:p>
      <text:p text:style-name="Standard"/>
      <text:p text:style-name="Standard">#include &lt;bits/stdc++.h&gt;</text:p>
      <text:p text:style-name="Standard">using namespace std;</text:p>
      <text:p text:style-name="Standard"/>
      <text:p text:style-name="Standard">const int N = 1e5+10;</text:p>
      <text:p text:style-name="Standard"/>
      <text:p text:style-name="Standard">void dfs(int i, int j,vector&lt;vector&lt;int&gt;&gt; &amp;v){</text:p>
      <text:p text:style-name="Standard"><text:tab/>int n= v.size();</text:p>
      <text:p text:style-name="Standard"><text:tab/>int m= v[0].size();</text:p>
      <text:p text:style-name="Standard"/>
      <text:p text:style-name="Standard"><text:tab/>if(i&lt;0 || j&lt;0) return;</text:p>
      <text:p text:style-name="Standard"><text:tab/>if(i&gt;=n || j&gt;=m) return;</text:p>
      <text:p text:style-name="Standard"><text:tab/>if(v[i][j] == 0 || v[i][j] == 2) return;</text:p>
      <text:p text:style-name="Standard"/>
      <text:p text:style-name="Standard"><text:tab/>v[i][j]=2;</text:p>
      <text:p text:style-name="Standard"/>
      <text:p text:style-name="Standard"><text:tab/>dfs(i-1,j,v);</text:p>
      <text:p text:style-name="Standard"><text:tab/>dfs(i+1,j,v);</text:p>
      <text:p text:style-name="Standard"><text:tab/>dfs(i,j-1,v);</text:p>
      <text:p text:style-name="Standard"><text:tab/>dfs(i,j+1,v);</text:p>
      <text:p text:style-name="Standard"/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>int main(){</text:p>
      <text:p text:style-name="Standard"><text:s text:c="4"/>int n,m;</text:p>
      <text:p text:style-name="Standard"><text:s text:c="4"/>cin&gt;&gt;n&gt;&gt;m;</text:p>
      <text:p text:style-name="Standard"/>
      <text:p text:style-name="Standard"><text:s text:c="4"/>vector&lt;vector&lt;int&gt;&gt; v(n);</text:p>
      <text:p text:style-name="Standard"/>
      <text:p text:style-name="Standard"><text:s text:c="4"/>for(int i=0 ;i&lt;n ; ++i){</text:p>
      <text:p text:style-name="Standard"><text:s text:c="8"/>for( int j=0 ; j&lt;m; j++){</text:p>
      <text:p text:style-name="Standard"><text:s text:c="8"/><text:tab/>char c;</text:p>
      <text:p text:style-name="Standard"><text:s text:c="8"/><text:tab/>cin&gt;&gt;c;</text:p>
      <text:p text:style-name="Standard"><text:s text:c="8"/><text:tab/>if(c=='#') v[i].push_back(0);</text:p>
      <text:p text:style-name="Standard"><text:s text:c="8"/><text:tab/>else v[i].push_back(1);</text:p>
      <text:p text:style-name="Standard"><text:s text:c="8"/>}</text:p>
      <text:p text:style-name="Standard"><text:s text:c="4"/>}</text:p>
      <text:p text:style-name="Standard"/>
      <text:p text:style-name="Standard"><text:s text:c="4"/>int ct=0;</text:p>
      <text:p text:style-name="Standard"><text:s text:c="4"/>for(int i=0 ;i&lt;n ; ++i){</text:p>
      <text:p text:style-name="Standard"><text:s text:c="8"/>for( int j=0 ; j&lt;m; j++){</text:p>
      <text:p text:style-name="Standard"><text:s text:c="8"/><text:tab/>if(v[i][j]==0 || v[i][j]==2) continue;</text:p>
      <text:p text:style-name="Standard"><text:s text:c="8"/><text:tab/>ct++;</text:p>
      <text:p text:style-name="Standard"><text:s text:c="8"/><text:tab/>dfs(i,j,v);<text:tab/></text:p>
      <text:p text:style-name="Standard"><text:s text:c="8"/>}</text:p>
      <text:p text:style-name="Standard"><text:soft-page-break/></text:p>
      <text:p text:style-name="Standard"><text:s text:c="4"/>}</text:p>
      <text:p text:style-name="Standard"><text:s text:c="4"/>cout&lt;&lt;ct;</text:p>
      <text:p text:style-name="Standard"><text:s text:c="4"/>return 0;</text:p>
      <text:p text:style-name="Standard"/>
      <text:p text:style-name="Standard">}</text:p>
      <text:p text:style-name="Standard"/>
      <text:p text:style-name="P1">i/p</text:p>
      <text:p text:style-name="Standard"/>
      <text:p text:style-name="Standard">5 8</text:p>
      <text:p text:style-name="Standard">########</text:p>
      <text:p text:style-name="Standard">#..#...#</text:p>
      <text:p text:style-name="Standard">####.#.#</text:p>
      <text:p text:style-name="Standard">#..#...#</text:p>
      <text:p text:style-name="Standard">########</text:p>
      <text:p text:style-name="P3"><text:s text:c="2"/></text:p>
      <text:p text:style-name="P1">o/p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2T21:22:35.631868937</meta:creation-date>
    <dc:date>2021-12-12T21:24:31.391784785</dc:date>
    <meta:editing-duration>PT1M58S</meta:editing-duration>
    <meta:editing-cycles>1</meta:editing-cycles>
    <meta:document-statistic meta:table-count="0" meta:image-count="0" meta:object-count="0" meta:page-count="2" meta:paragraph-count="51" meta:word-count="113" meta:character-count="878" meta:non-whitespace-character-count="660"/>
    <meta:generator>LibreOffice/6.0.7.3$Linux_X86_64 LibreOffice_project/00m0$Build-3</meta:generator>
  </office:meta>
</office:document-meta>
</file>